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3">
      <style:text-properties fo:font-weight="bold" style:font-weight-asian="bold" style:font-weight-complex="bold"/>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normal" style:font-weight-asian="normal" style:font-weight-complex="normal"/>
    </style:style>
    <style:style style:name="P10" style:family="paragraph" style:parent-style-name="Standard" style:list-style-name="L2"/>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86887982272589786" text:style-name="L1">
        <text:list-item>
          <text:p text:style-name="P4">Lista todo los datos en la "classic models database": a) Product Lines (7) b) Product (110); c) Employees (23) d) Oces (7) e) Customers (122) f) Orders (326) g) Orderdetails (2996) h) Payments (273)</text:p>
          <text:p text:style-name="P4"/>
          <text:p text:style-name="P7">Select *</text:p>
          <text:p text:style-name="P7">from productlines , products , employees , offices , customers , orders , orderdetails, <text:s/>payments;</text:p>
        </text:list-item>
      </text:list>
      <text:p text:style-name="P1"/>
      <text:p text:style-name="P1"/>
      <text:list xml:id="list1146224807" text:continue-numbering="true" text:style-name="L1">
        <text:list-item>
          <text:p text:style-name="P4">Seleccione el nombre del cliente (customer name) en la tabla customer. Ordenar por nombre de cliente (customer) (122)</text:p>
          <text:p text:style-name="P4"/>
          <text:p text:style-name="P7">SELECT </text:p>
          <text:p text:style-name="P7"><text:s text:c="4"/>*</text:p>
          <text:p text:style-name="P7">FROM</text:p>
          <text:p text:style-name="P7"><text:tab/>customers </text:p>
          <text:p text:style-name="P7">ORDER BY</text:p>
          <text:p text:style-name="P7"><text:tab/>customerName asc;</text:p>
        </text:list-item>
      </text:list>
      <text:p text:style-name="P1"/>
      <text:p text:style-name="P1"/>
      <text:list xml:id="list1722862452" text:continue-numbering="true" text:style-name="L1">
        <text:list-item>
          <text:p text:style-name="P4"><text:s/>Muestra cada uno de los diferentes estados (status) en los que puede estar un pedido (order) (6)</text:p>
          <text:p text:style-name="P4"/>
          <text:p text:style-name="P7">SELECT DISTINCT</text:p>
          <text:p text:style-name="P7"><text:s text:c="4"/>status</text:p>
          <text:p text:style-name="P7">FROM</text:p>
          <text:p text:style-name="P4"><text:tab/><text:span text:style-name="T1">orders;</text:span></text:p>
          <text:p text:style-name="P7"/>
        </text:list-item>
        <text:list-item>
          <text:p text:style-name="P4">Escriba el nombre (firstname) y apellido (lastname) de cada empleado. Ordenar por apellido y luego nombre (23)</text:p>
          <text:p text:style-name="P4"/>
          <text:p text:style-name="P7">SELECT </text:p>
          <text:p text:style-name="P7"><text:s text:c="4"/>CONCAT(firstName,' ',lastName) fullname</text:p>
          <text:p text:style-name="P7">FROM</text:p>
          <text:p text:style-name="P7"><text:s text:c="3"/>employees</text:p>
          <text:p text:style-name="P7"/>
        </text:list-item>
        <text:list-item>
          <text:p text:style-name="P4">Muestra todos los puestos de trabajo (job titles) de los empleados (7)</text:p>
          <text:p text:style-name="P4"/>
          <text:p text:style-name="P7">SELECT DISTINCT</text:p>
          <text:p text:style-name="P7"><text:s text:c="4"/>jobTitle</text:p>
          <text:p text:style-name="P7">FROM</text:p>
          <text:p text:style-name="P7"><text:s text:c="3"/>employees;</text:p>
          <text:p text:style-name="P4"/>
        </text:list-item>
        <text:list-item>
          <text:p text:style-name="P4">Muestra todos los productos (products) junto con su escala de productos (product scale) (110)</text:p>
          <text:p text:style-name="P4"/>
          <text:p text:style-name="P7">SELECT productScale</text:p>
          <text:p text:style-name="P7">FROM products;</text:p>
        </text:list-item>
      </text:list>
      <text:p text:style-name="P2"/>
      <text:p text:style-name="P2"/>
      <text:p text:style-name="P2"/>
      <text:list xml:id="list1678063056" text:continue-numbering="true" text:style-name="L1">
        <text:list-header>
          <text:p text:style-name="P4"/>
        </text:list-header>
        <text:list-item>
          <text:p text:style-name="P4"><text:soft-page-break/>Muestra todos los territorios (territories) donde tenemos ocinas (of- ces) (4)</text:p>
          <text:p text:style-name="P4"/>
          <text:p text:style-name="P7">SELECT DISTINCT territory</text:p>
          <text:p text:style-name="P7">FROM offices;</text:p>
          <text:p text:style-name="P7"/>
        </text:list-item>
        <text:list-item>
          <text:p text:style-name="P4">seleccione el nombre del contacto, el apellido del contacto y el límite de crédito para todos los clientes en los que haya crédito límite&gt; 50000 (85) </text:p>
          <text:p text:style-name="P4"/>
          <text:p text:style-name="P7">SELECT contactfirstname, contactlastname, creditlimit </text:p>
          <text:p text:style-name="P7">FROM Customers </text:p>
          <text:p text:style-name="P7">WHERE creditlimit &gt; 50000;</text:p>
        </text:list-item>
      </text:list>
      <text:p text:style-name="P1"/>
      <text:p text:style-name="P1"/>
      <text:list xml:id="list353890934" text:continue-numbering="true" text:style-name="L1">
        <text:list-item>
          <text:p text:style-name="P4">Seleccina los clilentes (customers) que no tienen un límite de crédito (credit limit) (0.00) (24) </text:p>
          <text:p text:style-name="P7"/>
          <text:p text:style-name="P7">SELECT contactfirstname, contactlastname</text:p>
          <text:p text:style-name="P7">FROM Customers</text:p>
          <text:p text:style-name="P7">WHERE creditlimit = 0;</text:p>
        </text:list-item>
      </text:list>
      <text:p text:style-name="P1"/>
      <text:p text:style-name="P1"/>
      <text:list xml:id="list1513553988" text:continue-numbering="true" text:style-name="L1">
        <text:list-item>
          <text:p text:style-name="P4">Muestra todas las ocinas (oces) que no están en los EE. UU. (USA) (4) </text:p>
          <text:p text:style-name="P7"/>
          <text:p text:style-name="P7">SELECT officecode</text:p>
          <text:p text:style-name="P7">FROM Offices</text:p>
          <text:p text:style-name="P7">WHERE country!='USA';</text:p>
        </text:list-item>
      </text:list>
      <text:p text:style-name="P1"/>
      <text:p text:style-name="P1"/>
      <text:list xml:id="list1408922394" text:continue-numbering="true" text:style-name="L1">
        <text:list-item>
          <text:p text:style-name="P4">Muestra los pedidos (orders) realizados entre el 16 de junio de 2014 y el 7 de julio de 2014 (8) </text:p>
          <text:p text:style-name="P4"/>
          <text:p text:style-name="P7">SELECT ordernumber</text:p>
          <text:p text:style-name="P7">FROM Orders</text:p>
          <text:p text:style-name="P7">WHERE orderdate BETWEEN '2004-06-16' AND '2004-07-07';</text:p>
        </text:list-item>
      </text:list>
      <text:p text:style-name="P1"/>
      <text:p text:style-name="P1"/>
      <text:list xml:id="list1654828929" text:continue-numbering="true" text:style-name="L1">
        <text:list-item>
          <text:p text:style-name="P4">Muestra los productos que necesitamos pedir de nuevo (cantidad de existencias &lt;1000) (12) </text:p>
          <text:p text:style-name="P7"/>
          <text:p text:style-name="P7">SELECT productname</text:p>
          <text:p text:style-name="P7">FROM Products</text:p>
          <text:p text:style-name="P7">WHERE quantityinstock &lt; 1000;</text:p>
        </text:list-item>
      </text:list>
      <text:p text:style-name="P1"/>
      <text:p text:style-name="P1"/>
      <text:list xml:id="list699942199" text:continue-numbering="true" text:style-name="L1">
        <text:list-item>
          <text:p text:style-name="P4">Muestra todos los pedidos (orders) que se enviaron (shippeddate) después de la fecha requerida (1) </text:p>
          <text:p text:style-name="P4"/>
          <text:p text:style-name="P7">SELECT ordernumber</text:p>
          <text:p text:style-name="P7">FROM Orders</text:p>
          <text:p text:style-name="P7">WHERE shippeddate &gt; requireddate;</text:p>
        </text:list-item>
      </text:list>
      <text:p text:style-name="P1"/>
      <text:p text:style-name="P1"/>
      <text:list xml:id="list63965120" text:continue-numbering="true" text:style-name="L1">
        <text:list-item>
          <text:p text:style-name="P4"><text:soft-page-break/>Muestra todos los clientes (customers) que tengan la palabra "Mini" en su nombre (10)</text:p>
          <text:p text:style-name="P4"/>
          <text:p text:style-name="P7">SELECT customername</text:p>
          <text:p text:style-name="P7">FROM Customers</text:p>
          <text:p text:style-name="P7">WHERE customername like '%Mini%';</text:p>
          <text:p text:style-name="P4"/>
          <text:p text:style-name="P4"><text:s/></text:p>
        </text:list-item>
        <text:list-item>
          <text:p text:style-name="P4">Muestra todos los productos suministrados por "Highway 66 Mini Classics" (9) </text:p>
          <text:p text:style-name="P4"/>
          <text:p text:style-name="P7">SELECT productname</text:p>
          <text:p text:style-name="P7">FROM Products</text:p>
          <text:p text:style-name="P7">WHERE productVendor = 'Highway 66 Mini Classics';</text:p>
        </text:list-item>
      </text:list>
      <text:p text:style-name="P1"/>
      <text:list xml:id="list1370793133" text:continue-numbering="true" text:style-name="L1">
        <text:list-item>
          <text:p text:style-name="P4">Muestra todos los productos no suministrados por "Highway 66 Mini Classics" (101) </text:p>
          <text:p text:style-name="P4"/>
          <text:p text:style-name="P7">SELECT productname</text:p>
          <text:p text:style-name="P7">FROM Products</text:p>
          <text:p text:style-name="P7">WHERE productvendor != 'Highway 66 Mini Classics';</text:p>
        </text:list-item>
      </text:list>
      <text:p text:style-name="P1"/>
      <text:p text:style-name="P1"/>
      <text:list xml:id="list766466108" text:continue-numbering="true" text:style-name="L1">
        <text:list-item>
          <text:p text:style-name="P4">Lista de todos los empleados(employees) que no tienen un gerente(manager) (1)</text:p>
          <text:p text:style-name="P4"/>
          <text:p text:style-name="P7">SELECT employeeNumber, firstname, lastname</text:p>
          <text:p text:style-name="P7">FROM Employees</text:p>
          <text:p text:style-name="P7">WHERE reportsto IS NULL;</text:p>
        </text:list-item>
      </text:list>
      <text:p text:style-name="P2"/>
      <text:p text:style-name="P2"/>
      <text:list xml:id="list1439807243" text:continue-numbering="true" text:style-name="L1">
        <text:list-item>
          <text:p text:style-name="P4">Muestre cada pedido junto con los detalles de ese pedido para los números de pedido 10270, 10272, 10279 (23) Sugerencia: esto se puede hacer de dos maneras. Prueba los dos. ¾Cúal es más fácil si tienes una gran cantidad de criterios de selección?</text:p>
          <text:p text:style-name="P4"/>
          <text:p text:style-name="P7">SELECT ordernumber, productcode, quantityordered, priceeach, orderlinenumber</text:p>
          <text:p text:style-name="P7">FROM Orders NATURAL JOIN OrderDetails</text:p>
          <text:p text:style-name="P7">WHERE ordernumber IN(10270, 10272,10279); </text:p>
        </text:list-item>
      </text:list>
      <text:p text:style-name="P2"/>
      <text:p text:style-name="P2"/>
      <text:list xml:id="list1045443498" text:continue-numbering="true" text:style-name="L1">
        <text:list-item>
          <text:p text:style-name="P4">Lista de líneas de productos (productline) y proveedores(vendors) que suministran los productos en esa línea de productos. (65)</text:p>
          <text:p text:style-name="P4"/>
          <text:p text:style-name="P7">SELECT DISTINCT productline, productvendor</text:p>
          <text:p text:style-name="P7">FROM ProductLines NATURAL JOIN Products;</text:p>
        </text:list-item>
      </text:list>
      <text:p text:style-name="P2"/>
      <text:p text:style-name="P2"/>
      <text:list xml:id="list108515925" text:continue-numbering="true" text:style-name="L1">
        <text:list-item>
          <text:p text:style-name="P4">Selecciona los clientes(customeres) que viven en el mismo estado (state) que una de nuestras ocinas (26) </text:p>
        </text:list-item>
      </text:list>
      <text:p text:style-name="P1"/>
      <text:p text:style-name="P1"/>
      <text:list xml:id="list664379965" text:continue-numbering="true" text:style-name="L1">
        <text:list-header>
          <text:p text:style-name="P7">SELECT customername</text:p>
          <text:p text:style-name="P7">FROM Customers INNER JOIN Offices</text:p>
          <text:p text:style-name="P7">ON Customers.state = Offices.state;</text:p>
        </text:list-header>
      </text:list>
      <text:p text:style-name="P1"/>
      <text:p text:style-name="P1"/>
      <text:list xml:id="list1517435795" text:continue-numbering="true" text:style-name="L1">
        <text:list-item>
          <text:p text:style-name="P4"><text:soft-page-break/><text:s/>Selecciona los clientes(customeres) que viven en el mismo estado en que trabaja su representante sindical (employee representative) (26).</text:p>
          <text:p text:style-name="P4"/>
          <text:p text:style-name="P7">SELECT DISTINCT customername</text:p>
          <text:p text:style-name="P7">FROM Customers INNER JOIN (Employees NATURAL JOIN Offices AS ER)</text:p>
          <text:p text:style-name="P7">ON Customers.state = ER.state;</text:p>
        </text:list-item>
      </text:list>
      <text:p text:style-name="P2"/>
      <text:p text:style-name="P2"/>
      <text:list xml:id="list78459586" text:continue-numbering="true" text:style-name="L1">
        <text:list-item>
          <text:p text:style-name="P4">Seleccione customerName, orderDate, quantityOrdered, productLine, productName para todos pedidos(orders) realizados y enviados (shipped) en 2005 (444)</text:p>
          <text:p text:style-name="P4"/>
          <text:p text:style-name="P7">SELECT customername, orderdate, quantityordered, productline, productname</text:p>
          <text:p text:style-name="P7">FROM Orders NATURAL JOIN Customers NATURAL JOIN OrderDetails NATURAL JOIN Products</text:p>
          <text:p text:style-name="P7">WHERE orderdate BETWEEN '2005-01-01' AND '2005-12-31'</text:p>
          <text:p text:style-name="P7">AND shippeddate BETWEEN '2005-01-01' AND '2005-12-31';</text:p>
        </text:list-item>
      </text:list>
      <text:p text:style-name="P2"/>
      <text:p text:style-name="P2"/>
      <text:p text:style-name="P2"/>
      <text:list xml:id="list166147437" text:continue-numbering="true" text:style-name="L1">
        <text:list-item>
          <text:p text:style-name="P4">Lista de productos que no se vendieron (1) </text:p>
          <text:p text:style-name="P4"/>
          <text:p text:style-name="P7">SELECT productname, ordernumber</text:p>
          <text:p text:style-name="P7">FROM Products LEFT OUTER JOIN OrderDetails</text:p>
          <text:p text:style-name="P7">ON Products.productcode = OrderDetails.productcode</text:p>
          <text:p text:style-name="P7">WHERE ordernumber IS NULL;</text:p>
        </text:list-item>
      </text:list>
      <text:p text:style-name="P1"/>
      <text:p text:style-name="P1"/>
      <text:list xml:id="list762077352" text:continue-numbering="true" text:style-name="L1">
        <text:list-header>
          <text:p text:style-name="P4"/>
        </text:list-header>
        <text:list-item>
          <text:p text:style-name="P4">Muestra todos los clientes(customer) y sus representantes de ventas(sales rep); lístalos incluso si no tienen un representante de ventas (122)</text:p>
          <text:p text:style-name="P7"/>
          <text:p text:style-name="P7">SELECT customername, lastname, firstname</text:p>
          <text:p text:style-name="P7">FROM Customers LEFT OUTER JOIN Employees</text:p>
          <text:p text:style-name="P7">ON Customers.salesrepemployeenumber = Employees.employeenumber;</text:p>
          <text:p text:style-name="P7"/>
        </text:list-item>
      </text:list>
      <text:list xml:id="list884286291305704179" text:style-name="L2">
        <text:list-item>
          <text:list>
            <text:list-item>
              <text:p text:style-name="P5">Lista de todos los clientes que no hicieron pedidos en 2005 (78)</text:p>
              <text:p text:style-name="P5"/>
              <text:p text:style-name="P5">aquí presenta un error en el que no llego sacar el resultado que pide. He encontrado ejemplos con EXCEPT pero en mysql no existe. Lo sustituye NOT IN pero no logrado llegar a 78</text:p>
              <text:p text:style-name="P5"/>
              <text:p text:style-name="P8"/>
            </text:list-item>
            <text:list-item>
              <text:p text:style-name="P8">SELECT DISTINCT customerName </text:p>
              <text:p text:style-name="P8">From Customers NATURAL JOIN Orders</text:p>
              <text:p text:style-name="P8">WHERE YEAR(orderDate) = 2005;</text:p>
            </text:list-item>
          </text:list>
        </text:list-item>
      </text:list>
      <text:p text:style-name="P1"/>
      <text:p text:style-name="P1"/>
      <text:p text:style-name="P1"/>
      <text:p text:style-name="P1"/>
      <text:p text:style-name="P1"/>
      <text:p text:style-name="P1"/>
      <text:p text:style-name="P1"/>
      <text:p text:style-name="P1"><text:soft-page-break/></text:p>
      <text:list xml:id="list692429149" text:continue-numbering="true" text:style-name="L2">
        <text:list-item>
          <text:list>
            <text:list-item>
              <text:p text:style-name="P5">Haga una lista de todas las personas con las que tratamos (empleados y contactos de clientes (customer contact)). Mostrar nombre (rst name), apellido (last name), nombre de la empresa (company name) (o empleado) (145) </text:p>
              <text:p text:style-name="P8"/>
              <text:p text:style-name="P8">SELECT 'Employee' AS "Company Name", lastName AS "Last Name", firstName AS "First Name" </text:p>
              <text:p text:style-name="P8">FROM Employees</text:p>
              <text:p text:style-name="P8">UNION</text:p>
              <text:p text:style-name="P8">SELECT customerName AS "Company Name", contactLastName AS "Last Name", contactFirstName AS "First Name" </text:p>
              <text:p text:style-name="P8">FROM Customers;</text:p>
            </text:list-item>
          </text:list>
        </text:list-item>
      </text:list>
      <text:p text:style-name="P2"/>
      <text:p text:style-name="P2"/>
      <text:p text:style-name="P2"/>
      <text:p text:style-name="P1"/>
      <text:list xml:id="list493668943" text:continue-numbering="true" text:style-name="L2">
        <text:list-item>
          <text:list>
            <text:list-item>
              <text:p text:style-name="P5">Muestra el apellido, el nombre y el número de empleado (employee number) de todos los empleados que no tienen ningún cliente. Ordene primero por apellido, luego el nombre. (8) </text:p>
              <text:p text:style-name="P10"/>
              <text:p text:style-name="P10">SELECT E.lastname, E.firstName, E.employeeNumber </text:p>
              <text:p text:style-name="P10">FROM Employees E </text:p>
              <text:p text:style-name="P10">LEFT OUTER JOIN Customers C </text:p>
              <text:p text:style-name="P10">ON E.employeeNumber = C.salesrepemployeenumber </text:p>
              <text:p text:style-name="P10">WHERE C.customerNumber IS NULL</text:p>
              <text:p text:style-name="P10">ORDER BY lastname, firstname;</text:p>
              <text:p text:style-name="P5"/>
            </text:list-item>
          </text:list>
        </text:list-item>
      </text:list>
      <text:p text:style-name="P1"/>
      <text:list xml:id="list1415441433" text:continue-numbering="true" text:style-name="L2">
        <text:list-item>
          <text:list>
            <text:list-item>
              <text:p text:style-name="P5"><text:s/>Muestra el Código y nombre del producto para cada producto que nunca ha estado en un pedido de más de 48 unidades. Ordenar por producto Nombre. (8)</text:p>
              <text:p text:style-name="P5">******Encontré este resultado</text:p>
            </text:list-item>
          </text:list>
        </text:list-item>
      </text:list>
      <text:p text:style-name="P2"/>
      <text:list xml:id="list1698651405" text:continue-numbering="true" text:style-name="L2">
        <text:list-item>
          <text:list>
            <text:list-header>
              <text:p text:style-name="P8">SELECT productCode, productName FROM Products</text:p>
              <text:p text:style-name="P8">EXCEPT <text:s/></text:p>
              <text:p text:style-name="P8">SELECT DISTINCT productCode, productName FROM OrderDetails NATURAL JOIN Products WHERE quantityOrdered &gt; 48; </text:p>
            </text:list-header>
          </text:list>
        </text:list-item>
      </text:list>
      <text:p text:style-name="P2"/>
      <text:list xml:id="list637405410" text:continue-numbering="true" text:style-name="L2">
        <text:list-item>
          <text:list>
            <text:list-header>
              <text:p text:style-name="P5">En este ejercicio se presenta un problema porque intento usar NOT IN para sustituir EXCEPT y no da resultado que pide a la hora de realizar la ejecucion. </text:p>
              <text:p text:style-name="P5">******</text:p>
              <text:p text:style-name="P5"/>
            </text:list-header>
            <text:list-item>
              <text:p text:style-name="P5">Muestra el nombre y el apellido de cualquier cliente que solicitó cualquier producto cd cualquiera de las líneas de productos "Trenes" o "Camiones y autobuses". No use una "or". En su lugar realiza una UNION. Ordenar por el nombre del cliente. (61) </text:p>
              <text:p text:style-name="P10"/>
              <text:p text:style-name="P10">SELECT DISTINCT contactlastname, contactfirstname</text:p>
              <text:p text:style-name="P10">FROM Customers NATURAL JOIN Orders NATURAL JOIN OrderDetails NATURAL JOIN Products</text:p>
              <text:p text:style-name="P10">WHERE productLine = 'Trains'</text:p>
              <text:p text:style-name="P10">UNION</text:p>
              <text:p text:style-name="P10">SELECT DISTINCT contactlastname, contactfirstname</text:p>
              <text:p text:style-name="P10"><text:soft-page-break/>FROM Customers NATURAL JOIN Orders NATURAL JOIN OrderDetails NATURAL JOIN Products</text:p>
              <text:p text:style-name="P10">WHERE productLine = 'Trucks and Buses'</text:p>
              <text:p text:style-name="P10">ORDER BY contactlastname, contactfirstname;</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list xml:id="list1275139427" text:continue-numbering="true" text:style-name="L2">
        <text:list-item>
          <text:list>
            <text:list-item>
              <text:p text:style-name="P5">Indique el nombre de todos los clientes que no viven en el mismo estado y país que cualquier otro cliente. No uses count() para este ejercicio. Ordenar por el nombre del cliente. Devuelve 17 si convierte los estados Null en algo así como "N / A" y devuelve 10 si excluye a todos los clientes sin ningún valor en state. (61)</text:p>
              <text:p text:style-name="P5"/>
              <text:p text:style-name="P8">SELECT DISTINCT contactlastname, contactfirstname</text:p>
              <text:p text:style-name="P8">FROM Customers NATURAL JOIN Orders NATURAL JOIN OrderDetails NATURAL JOIN Products</text:p>
              <text:p text:style-name="P8">WHERE productLine = 'Trains'</text:p>
              <text:p text:style-name="P8">UNION</text:p>
              <text:p text:style-name="P8">SELECT DISTINCT contactlastname, contactfirstname</text:p>
              <text:p text:style-name="P8">FROM Customers NATURAL JOIN Orders NATURAL JOIN OrderDetails NATURAL JOIN Products</text:p>
              <text:p text:style-name="P8">WHERE productLine = 'Trucks and Buses'</text:p>
              <text:p text:style-name="P8">ORDER BY contactlastname, contactfirstname;</text:p>
            </text:list-item>
          </text:list>
        </text:list-item>
      </text:list>
      <text:p text:style-name="P1"/>
      <text:p text:style-name="P1"/>
      <text:p text:style-name="P1"/>
      <text:p text:style-name="P1"/>
      <text:list xml:id="list1579880969" text:continue-numbering="true" text:style-name="L2">
        <text:list-item>
          <text:list>
            <text:list-item>
              <text:p text:style-name="P5">Qué producto nos hace ganar más dinero (qty * price)? (1)</text:p>
              <text:p text:style-name="P5"/>
              <text:p text:style-name="P8">SELECT productName</text:p>
              <text:p text:style-name="P8">FROM Products NATURAL JOIN OrderDetails</text:p>
              <text:p text:style-name="P8">GROUP BY productName</text:p>
              <text:p text:style-name="P8">HAVING SUM(quantityOrdered*priceEach) = </text:p>
              <text:p text:style-name="P8">(</text:p>
              <text:p text:style-name="P8">SELECT MAX(LIST_OF_PRODUCT_TOTALS.productTotal)</text:p>
              <text:p text:style-name="P8">FROM</text:p>
              <text:p text:style-name="P8">(</text:p>
              <text:p text:style-name="P8">SELECT productCode, sum(quantityOrdered*priceEach) AS productTotal</text:p>
              <text:p text:style-name="P8">FROM OrderDetails</text:p>
              <text:p text:style-name="P8">GROUP BY productCode</text:p>
              <text:p text:style-name="P8">) AS LIST_OF_PRODUCT_TOTALS</text:p>
              <text:p text:style-name="P8">);</text:p>
            </text:list-item>
          </text:list>
        </text:list-item>
      </text:list>
      <text:p text:style-name="P2"/>
      <text:p text:style-name="P2"/>
      <text:p text:style-name="P2"/>
      <text:list xml:id="list1622479268" text:continue-numbering="true" text:style-name="L2">
        <text:list-item>
          <text:list>
            <text:list-item>
              <text:p text:style-name="P5">Muestra las líneas de productos (junto con su proveedor) que tienen &lt;5 proveedores (3)</text:p>
              <text:p text:style-name="P5"/>
              <text:p text:style-name="P8">SELECT productLine, productVendor</text:p>
              <text:p text:style-name="P8">FROM Products</text:p>
              <text:p text:style-name="P8">WHERE productLine = (SELECT productLine FROM Products</text:p>
              <text:p text:style-name="P8">GROUP BY productLine</text:p>
              <text:p text:style-name="P8">HAVING count(productVendor) &lt; 5);</text:p>
            </text:list-item>
          </text:list>
        </text:list-item>
      </text:list>
      <text:p text:style-name="P2"/>
      <text:p text:style-name="P2"/>
      <text:p text:style-name="P2"/>
      <text:p text:style-name="P2"/>
      <text:p text:style-name="P2"/>
      <text:p text:style-name="P2"/>
      <text:p text:style-name="P2"/>
      <text:list xml:id="list312552463" text:continue-numbering="true" text:style-name="L2">
        <text:list-item>
          <text:list>
            <text:list-item>
              <text:p text:style-name="P5"><text:soft-page-break/>Haz un listado con los productos de la línea de productos que tiene el mayor número de productos (38)</text:p>
              <text:p text:style-name="P5"/>
              <text:p text:style-name="P8">SELECT productName, productLine</text:p>
              <text:p text:style-name="P8">FROM Products</text:p>
              <text:p text:style-name="P8">WHERE productLine =</text:p>
              <text:p text:style-name="P8">(</text:p>
              <text:p text:style-name="P8">SELECT productLine AS numOfProductsPerProductLine</text:p>
              <text:p text:style-name="P8">FROM Products</text:p>
              <text:p text:style-name="P8">GROUP BY productLine</text:p>
              <text:p text:style-name="P8">HAVING count(productName) = </text:p>
              <text:p text:style-name="P8">(</text:p>
              <text:p text:style-name="P8">SELECT MAX(COUNTTABLE.numOfProductsPerProductLine) AS maxcount</text:p>
              <text:p text:style-name="P8">FROM </text:p>
              <text:p text:style-name="P8">(</text:p>
              <text:p text:style-name="P8">SELECT productLine, count(productName) AS numOfProductsPerProductLine</text:p>
              <text:p text:style-name="P8">FROM Products</text:p>
              <text:p text:style-name="P8">GROUP BY productLine</text:p>
              <text:p text:style-name="P8">) AS COUNTTABLE</text:p>
              <text:p text:style-name="P8">)</text:p>
              <text:p text:style-name="P8">);</text:p>
            </text:list-item>
          </text:list>
        </text:list-item>
      </text:list>
      <text:p text:style-name="P2"/>
      <text:p text:style-name="P2"/>
      <text:p text:style-name="P2"/>
      <text:list xml:id="list375089872" text:continue-numbering="true" text:style-name="L2">
        <text:list-item>
          <text:list>
            <text:list-item>
              <text:p text:style-name="P5">Encuentra el nombre y el apellido de todos los contactos de clientes cuyo cliente se encuentra en el mismo estado que la ocina de San Francisco. (11) </text:p>
              <text:p text:style-name="P5"/>
              <text:p text:style-name="P8">SELECT contactfirstname, contactlastname FROM Customers</text:p>
              <text:p text:style-name="P8">WHERE state = </text:p>
              <text:p text:style-name="P8">(</text:p>
              <text:p text:style-name="P8">SELECT DISTINCT state FROM Customers</text:p>
              <text:p text:style-name="P8">WHERE city = 'San Francisco'</text:p>
              <text:p text:style-name="P8">);</text:p>
            </text:list-item>
          </text:list>
        </text:list-item>
      </text:list>
      <text:p text:style-name="P2"/>
      <text:p text:style-name="P1"/>
      <text:p text:style-name="P1"/>
      <text:p text:style-name="P1"/>
      <text:list xml:id="list1321819552" text:continue-numbering="true" text:style-name="L2">
        <text:list-item>
          <text:list>
            <text:list-item>
              <text:p text:style-name="P5">Cuál es el cliente y el vendedor del pedido más caro? (1) </text:p>
              <text:p text:style-name="P5"/>
              <text:p text:style-name="P8">SELECT customerName, salesRepEmployeeNumber</text:p>
              <text:p text:style-name="P8">FROM Customers </text:p>
              <text:p text:style-name="P8">WHERE customerNumber =</text:p>
              <text:p text:style-name="P8">(</text:p>
              <text:p text:style-name="P8">SELECT customerNumber</text:p>
              <text:p text:style-name="P8">FROM Orders</text:p>
              <text:p text:style-name="P8">WHERE orderNumber = </text:p>
              <text:p text:style-name="P8">(</text:p>
              <text:p text:style-name="P8">SELECT orderNumber</text:p>
              <text:p text:style-name="P8">FROM OrderDetails</text:p>
              <text:p text:style-name="P8">GROUP BY orderNumber</text:p>
              <text:p text:style-name="P8">HAVING sum(priceEach*quantityOrdered) =</text:p>
              <text:p text:style-name="P8">(</text:p>
              <text:p text:style-name="P8"><text:soft-page-break/>SELECT MAX(OrderTotals.orderTotal)</text:p>
              <text:p text:style-name="P8">FROM </text:p>
              <text:p text:style-name="P8">(</text:p>
              <text:p text:style-name="P8">SELECT sum(priceEach*quantityOrdered) AS orderTotal</text:p>
              <text:p text:style-name="P8">FROM OrderDetails</text:p>
              <text:p text:style-name="P8">GROUP BY orderNumber</text:p>
              <text:p text:style-name="P8">) AS OrderTotals</text:p>
              <text:p text:style-name="P8">)</text:p>
              <text:p text:style-name="P8">)</text:p>
              <text:p text:style-name="P8">);</text:p>
            </text:list-item>
          </text:list>
        </text:list-item>
      </text:list>
      <text:p text:style-name="P1"/>
      <text:p text:style-name="P1"/>
      <text:p text:style-name="P1"/>
      <text:list xml:id="list153727042" text:continue-numbering="true" text:style-name="L2">
        <text:list-item>
          <text:list>
            <text:list-item>
              <text:p text:style-name="P5">¿Cuál es el número de pedido y el costo del pedido, para los pedidos más caros? Nota que podría haber más de un pedido que suman el mismo costo, y ese mismo costo podría ser el costo más alto entre todos los pedidos. (1) </text:p>
              <text:p text:style-name="P5"/>
              <text:p text:style-name="P8">SELECT orderNumber, sum(priceEach*quantityOrdered) AS "Order Total"</text:p>
              <text:p text:style-name="P8">FROM OrderDetails</text:p>
              <text:p text:style-name="P8">GROUP BY orderNumber</text:p>
              <text:p text:style-name="P8">HAVING sum(priceEach*quantityOrdered) =</text:p>
              <text:p text:style-name="P8">(</text:p>
              <text:p text:style-name="P8">SELECT MAX(OrderTotals.orderTotal)</text:p>
              <text:p text:style-name="P8">FROM </text:p>
              <text:p text:style-name="P8">(</text:p>
              <text:p text:style-name="P8">SELECT sum(priceEach*quantityOrdered) AS orderTotal</text:p>
              <text:p text:style-name="P8">FROM OrderDetails</text:p>
              <text:p text:style-name="P8">GROUP BY orderNumber</text:p>
              <text:p text:style-name="P8">) AS OrderTotals</text:p>
              <text:p text:style-name="P8">);</text:p>
              <text:p text:style-name="P5"/>
            </text:list-item>
          </text:list>
        </text:list-item>
      </text:list>
      <text:p text:style-name="P1"/>
      <text:list xml:id="list318412346" text:continue-numbering="true" text:style-name="L2">
        <text:list-item>
          <text:list>
            <text:list-item>
              <text:p text:style-name="P5">Cuál es el nombre del cliente, el número de pedido y el costo total de la mayoría pedidos caros? (1) * Difícil * </text:p>
              <text:p text:style-name="P8"/>
              <text:p text:style-name="P8">SELECT customerName, orderNumber, sum(priceEach*quantityOrdered) AS "Order Total"</text:p>
              <text:p text:style-name="P8">FROM Customers NATURAL JOIN Orders NATURAL JOIN OrderDetails</text:p>
              <text:p text:style-name="P8">WHERE customerNumber =</text:p>
              <text:p text:style-name="P8">(</text:p>
              <text:p text:style-name="P8">SELECT customerNumber</text:p>
              <text:p text:style-name="P8">FROM Orders</text:p>
              <text:p text:style-name="P8">WHERE orderNumber = </text:p>
              <text:p text:style-name="P8">(</text:p>
              <text:p text:style-name="P8">SELECT orderNumber</text:p>
              <text:p text:style-name="P8">FROM OrderDetails</text:p>
              <text:p text:style-name="P8">GROUP BY orderNumber</text:p>
              <text:p text:style-name="P8">HAVING sum(priceEach*quantityOrdered) =</text:p>
              <text:p text:style-name="P8">(</text:p>
              <text:p text:style-name="P8">SELECT MAX(OrderTotals.orderTotal)</text:p>
              <text:p text:style-name="P8">FROM </text:p>
              <text:p text:style-name="P8">(</text:p>
              <text:p text:style-name="P8"><text:soft-page-break/>SELECT sum(priceEach*quantityOrdered) AS orderTotal</text:p>
              <text:p text:style-name="P8">FROM OrderDetails</text:p>
              <text:p text:style-name="P8">GROUP BY orderNumber</text:p>
              <text:p text:style-name="P8">) AS OrderTotals</text:p>
              <text:p text:style-name="P8">)</text:p>
              <text:p text:style-name="P8">)</text:p>
              <text:p text:style-name="P8">)</text:p>
              <text:p text:style-name="P8">AND orderNumber =</text:p>
              <text:p text:style-name="P8">(</text:p>
              <text:p text:style-name="P8">SELECT orderNumber</text:p>
              <text:p text:style-name="P8">FROM OrderDetails</text:p>
              <text:p text:style-name="P8">GROUP BY orderNumber</text:p>
              <text:p text:style-name="P8">HAVING sum(priceEach*quantityOrdered) =</text:p>
              <text:p text:style-name="P8">(</text:p>
              <text:p text:style-name="P8">SELECT MAX(OrderTotals.orderTotal)</text:p>
              <text:p text:style-name="P8">FROM </text:p>
              <text:p text:style-name="P8">(</text:p>
              <text:p text:style-name="P8">SELECT sum(priceEach*quantityOrdered) AS orderTotal</text:p>
              <text:p text:style-name="P8">FROM OrderDetails</text:p>
              <text:p text:style-name="P8">GROUP BY orderNumber</text:p>
              <text:p text:style-name="P8">) AS OrderTotals</text:p>
              <text:p text:style-name="P8">)</text:p>
              <text:p text:style-name="P8">)</text:p>
              <text:p text:style-name="P8">GROUP BY customerName, orderNumber;</text:p>
            </text:list-item>
          </text:list>
        </text:list-item>
      </text:list>
      <text:p text:style-name="P1"/>
      <text:p text:style-name="P1"/>
      <text:list xml:id="list77895691" text:continue-numbering="true" text:style-name="L2">
        <text:list-item>
          <text:list>
            <text:list-item>
              <text:p text:style-name="P5">Realice la consulta anterior utilizando una vista. (1) * Difícil * </text:p>
              <text:p text:style-name="P5"/>
              <text:p text:style-name="P8">CREATE VIEW V_ORDERNUMBER_OF_HIGHEST_PRICED_ORDER AS</text:p>
              <text:p text:style-name="P8">(</text:p>
              <text:p text:style-name="P8">SELECT orderNumber</text:p>
              <text:p text:style-name="P8">FROM OrderDetails</text:p>
              <text:p text:style-name="P8">GROUP BY orderNumber</text:p>
              <text:p text:style-name="P8">HAVING sum(priceEach*quantityOrdered) =</text:p>
              <text:p text:style-name="P8">(</text:p>
              <text:p text:style-name="P8">SELECT MAX(OrderTotals.orderTotal)</text:p>
              <text:p text:style-name="P8">FROM </text:p>
              <text:p text:style-name="P8">(</text:p>
              <text:p text:style-name="P8">SELECT sum(priceEach*quantityOrdered) AS orderTotal</text:p>
              <text:p text:style-name="P8">FROM OrderDetails</text:p>
              <text:p text:style-name="P8">GROUP BY orderNumber</text:p>
              <text:p text:style-name="P8">) AS OrderTotals</text:p>
              <text:p text:style-name="P8">)</text:p>
              <text:p text:style-name="P8">);</text:p>
              <text:p text:style-name="P8"/>
              <text:p text:style-name="P8">SELECT customerName, orderNumber, sum(priceEach*quantityOrdered) AS "Order Total"</text:p>
              <text:p text:style-name="P8">FROM Customers NATURAL JOIN Orders NATURAL JOIN OrderDetails</text:p>
              <text:p text:style-name="P8">WHERE customerNumber =</text:p>
              <text:p text:style-name="P8">(</text:p>
              <text:p text:style-name="P8">SELECT customerNumber</text:p>
              <text:p text:style-name="P8">FROM Orders</text:p>
              <text:p text:style-name="P8"><text:soft-page-break/>WHERE orderNumber = (SELECT ordernumber FROM V_ORDERNUMBER_OF_HIGHEST_PRICED_ORDER)</text:p>
              <text:p text:style-name="P8">)</text:p>
              <text:p text:style-name="P8">AND orderNumber = (SELECT ordernumber FROM V_ORDERNUMBER_OF_HIGHEST_PRICED_ORDER)</text:p>
              <text:p text:style-name="P8">GROUP BY customerName, orderNumber;</text:p>
            </text:list-item>
          </text:list>
        </text:list-item>
      </text:list>
      <text:p text:style-name="P1"/>
      <text:p text:style-name="P1"/>
      <text:p text:style-name="P1"/>
      <text:list xml:id="list1426182407" text:continue-numbering="true" text:style-name="L2">
        <text:list-item>
          <text:list>
            <text:list-item>
              <text:p text:style-name="P5">Muestra todos los clientes que han pedido al menos un producto con el nombre "Ford" en él, que también se ha pedido "Dragon Souveniers, Ltd.". Listarlos en orden alfabético inverso, sin importar mayúsculas y/o minúsculas en el nombre del cliente que aparece en el pedido. Mostrar a cada cliente sólo una vez. (1) </text:p>
              <text:p text:style-name="P5"/>
              <text:p text:style-name="P8">SELECT customerName, orderNumber, sum(priceEach*quantityOrdered) AS "Order Total"</text:p>
              <text:p text:style-name="P8">FROM Customers NATURAL JOIN Orders NATURAL JOIN OrderDetails</text:p>
              <text:p text:style-name="P8">WHERE customerNumber =</text:p>
              <text:p text:style-name="P8">(</text:p>
              <text:p text:style-name="P8">SELECT customerNumber</text:p>
              <text:p text:style-name="P8">FROM Orders</text:p>
              <text:p text:style-name="P8">WHERE orderNumber = (SELECT ordernumber FROM V_ORDERNUMBER_OF_HIGHEST_PRICED_ORDER)</text:p>
              <text:p text:style-name="P8">)</text:p>
              <text:p text:style-name="P8">AND orderNumber = (SELECT ordernumber FROM V_ORDERNUMBER_OF_HIGHEST_PRICED_ORDER)</text:p>
              <text:p text:style-name="P8">GROUP BY customerName, orderNumber;</text:p>
            </text:list-item>
          </text:list>
        </text:list-item>
      </text:list>
      <text:p text:style-name="P1"/>
      <text:p text:style-name="P1"/>
      <text:p text:style-name="P1"/>
      <text:list xml:id="list1833575075" text:continue-numbering="true" text:style-name="L2">
        <text:list-item>
          <text:list>
            <text:list-item>
              <text:p text:style-name="P5">Qué productos tienen un MSRP dentro del 5% del MSRP (precio de venta aconsejado por el fabricante) promedio en todos los productos? Indique el nombre del producto, el MSRP y el MSRP promedio ordenado por el producto MSRP. (14) </text:p>
              <text:p text:style-name="P10"/>
              <text:p text:style-name="P10">SELECT productname, msrp</text:p>
              <text:p text:style-name="P10">FROM products</text:p>
              <text:p text:style-name="P10">where msrp &lt;= 1.05*(SELECT AVG(msrp) FROM Products) AND msrp &gt;= 0.95*(SELECT AVG(msrp) FROM Products);</text:p>
            </text:list-item>
          </text:list>
        </text:list-item>
      </text:list>
      <text:p text:style-name="P1"/>
      <text:p text:style-name="P1"/>
      <text:p text:style-name="P1"/>
      <text:p text:style-name="P1"/>
      <text:list xml:id="list556795868" text:continue-numbering="true" text:style-name="L2">
        <text:list-item>
          <text:list>
            <text:list-item>
              <text:p text:style-name="P5">Encuentre clientes que hayan ordenado lo mismo. Encuentra solo aquellos pares de clientes que han ordenado lo mismo que el otro al menos 201 veces</text:p>
              <text:p text:style-name="P5"/>
              <text:p text:style-name="P8">SELECT employeeNumber, lastName, firstName</text:p>
              <text:p text:style-name="P8">FROM Employees</text:p>
              <text:p text:style-name="P8">WHERE employeeNumber IN</text:p>
              <text:p text:style-name="P8">(</text:p>
              <text:p text:style-name="P8">SELECT reportsto</text:p>
              <text:p text:style-name="P8">FROM Employees</text:p>
              <text:p text:style-name="P8">GROUP BY reportsto</text:p>
              <text:p text:style-name="P8"><text:soft-page-break/>HAVING COUNT(employeeNumber) = </text:p>
              <text:p text:style-name="P8">(</text:p>
              <text:p text:style-name="P8">SELECT MAX(Manager.numOfEmployeesManaged)</text:p>
              <text:p text:style-name="P8">FROM </text:p>
              <text:p text:style-name="P8">(</text:p>
              <text:p text:style-name="P8">SELECT reportsto, COUNT(employeeNumber) AS numOfEmployeesManaged</text:p>
              <text:p text:style-name="P8">FROM Employees</text:p>
              <text:p text:style-name="P8">GROUP BY reportsto</text:p>
              <text:p text:style-name="P8">) AS Manager</text:p>
              <text:p text:style-name="P8">)</text:p>
              <text:p text:style-name="P8">);</text:p>
            </text:list-item>
          </text:list>
        </text:list-item>
      </text:list>
      <text:p text:style-name="P1"/>
      <text:p text:style-name="P1"/>
      <text:list xml:id="list8655957760679443052" text:style-name="L3">
        <text:list-item>
          <text:list>
            <text:list-item>
              <text:list>
                <text:list-item>
                  <text:p text:style-name="P6">Crea una vista para los clientes que viven en Nueva York.</text:p>
                </text:list-item>
              </text:list>
            </text:list-item>
          </text:list>
        </text:list-item>
      </text:list>
      <text:p text:style-name="P1"/>
      <text:p text:style-name="P1"/>
      <text:list xml:id="list1532748290" text:continue-numbering="true" text:style-name="L3">
        <text:list-item>
          <text:list>
            <text:list-item>
              <text:list>
                <text:list-header>
                  <text:p text:style-name="P9">CREATE VIEW <text:s/>customerscity</text:p>
                  <text:p text:style-name="P9"><text:s text:c="2"/>AS</text:p>
                  <text:p text:style-name="P9"><text:s text:c="4"/>SELECT customerName, city, addressLine1</text:p>
                  <text:p text:style-name="P9"><text:s text:c="4"/>FROM <text:s/>customers</text:p>
                  <text:p text:style-name="P9"><text:s text:c="4"/>WHERE city = 'NYC';</text:p>
                  <text:p text:style-name="P9"/>
                  <text:p text:style-name="P9">select *</text:p>
                  <text:p text:style-name="P9">from customerscity;</text:p>
                </text:list-header>
              </text:list>
            </text:list-item>
          </text:list>
        </text:list-item>
      </text:list>
      <text:p text:style-name="P1"/>
      <text:p text:style-name="P1"/>
      <text:list xml:id="list1885009058" text:continue-numbering="true" text:style-name="L3">
        <text:list-item>
          <text:list>
            <text:list-item>
              <text:list>
                <text:list-item>
                  <text:p text:style-name="P6">Escriba una consulta para crear una vista para todos los clientes, con columnas salesmanid, name y city. </text:p>
                  <text:p text:style-name="P9"/>
                  <text:p text:style-name="P9">CREATE VIEW customersall</text:p>
                  <text:p text:style-name="P9">As</text:p>
                  <text:p text:style-name="P9">SELECT salesRepEmployeeNumber,customerName, city</text:p>
                  <text:p text:style-name="P9">FROM customers;</text:p>
                  <text:p text:style-name="P9"/>
                  <text:p text:style-name="P9">select *</text:p>
                  <text:p text:style-name="P9">from customersall;</text:p>
                </text:list-item>
              </text:list>
            </text:list-item>
          </text:list>
        </text:list-item>
      </text:list>
      <text:p text:style-name="P1"/>
      <text:list xml:id="list1719322055" text:continue-numbering="true" text:style-name="L3">
        <text:list-item>
          <text:list>
            <text:list-item>
              <text:list>
                <text:list-header>
                  <text:p text:style-name="P6"/>
                </text:list-header>
              </text:list>
            </text:list-item>
          </text:list>
        </text:list-item>
      </text:list>
      <text:p text:style-name="P1"/>
      <text:list xml:id="list156669146" text:continue-numbering="true" text:style-name="L3">
        <text:list-item>
          <text:list>
            <text:list-item>
              <text:list>
                <text:list-item>
                  <text:p text:style-name="P6">Escribe una consulta para encontrar al cliente que vive en Nueva York con mejor crédito. </text:p>
                  <text:p text:style-name="P6"/>
                  <text:p text:style-name="P9">CREATE VIEW customercity</text:p>
                  <text:p text:style-name="P9">AS </text:p>
                  <text:p text:style-name="P9">SELECT customerName, city, creditLimit</text:p>
                  <text:p text:style-name="P9">FROM customers </text:p>
                  <text:p text:style-name="P9">WHERE city = 'NYC'</text:p>
                  <text:p text:style-name="P9">GROUP BY customerName, city ,creditLimit;</text:p>
                  <text:p text:style-name="P9"/>
                  <text:p text:style-name="P9">SELECT max(creditLimit)</text:p>
                  <text:p text:style-name="P9">from customercity;</text:p>
                </text:list-item>
              </text:list>
            </text:list-item>
          </text:list>
        </text:list-item>
      </text:list>
      <text:p text:style-name="P1"/>
      <text:p text:style-name="P1"><text:soft-page-break/></text:p>
      <text:list xml:id="list374230393" text:continue-numbering="true" text:style-name="L3">
        <text:list-item>
          <text:list>
            <text:list-item>
              <text:list>
                <text:list-item>
                  <text:p text:style-name="P6">Escriba una consulta para crear una vista para obtener un recuento de cuántos clientes tenemos en cada país. </text:p>
                  <text:p text:style-name="P6"/>
                  <text:p text:style-name="P9">CREATE VIEW customerscountry</text:p>
                  <text:p text:style-name="P9">As</text:p>
                  <text:p text:style-name="P9">SELECT customerName, country</text:p>
                  <text:p text:style-name="P9">FROM customers;</text:p>
                  <text:p text:style-name="P9"/>
                  <text:p text:style-name="P9">SELECT country, count(*) as total FROM customerscountry GROUP BY country</text:p>
                </text:list-item>
              </text:list>
            </text:list-item>
          </text:list>
        </text:list-item>
      </text:list>
      <text:p text:style-name="P1"/>
      <text:p text:style-name="P1"/>
      <text:list xml:id="list1908941528" text:continue-numbering="true" text:style-name="L3">
        <text:list-item>
          <text:list>
            <text:list-item>
              <text:list>
                <text:list-item>
                  <text:p text:style-name="P6">Escriba una consulta para crear una vista para realizar un seguimiento de la cantidad de pedidos de clientes, la cantidad de vendedores adjuntos (salesRepemployeenumber) , la cantidad promedio de pedidos y la cantidad total de pedidos en un día.</text:p>
                  <text:p text:style-name="P6"/>
                  <text:p text:style-name="P6"/>
                  <text:p text:style-name="P9">CREATE VIEW customerdel</text:p>
                  <text:p text:style-name="P9">AS </text:p>
                  <text:p text:style-name="P9">select customerName, salesRepEmployeeNumber</text:p>
                  <text:p text:style-name="P9">from customers;</text:p>
                  <text:p text:style-name="P9"/>
                  <text:p text:style-name="P9">SELECT salesRepEmployeeNumber, count(*) as total FROM customerdel GROUP BY salesRepEmployeeNumber;</text:p>
                </text:list-item>
              </text:list>
            </text:list-item>
          </text:list>
        </text:list-item>
      </text:list>
      <text:p text:style-name="P1"/>
      <text:p text:style-name="P1"/>
      <text:p text:style-name="P1"/>
      <text:p text:style-name="P2"/>
      <text:list xml:id="list225419709" text:continue-list="list762077352" text:style-name="L1">
        <text:list-header>
          <text:p text:style-name="P7"/>
        </text:list-header>
      </text:list>
      <text:p text:style-name="P2"/>
      <text:p text:style-name="P1"/>
      <text:p text:style-name="P1"/>
      <text:list xml:id="list518740648" text:continue-numbering="true" text:style-name="L1">
        <text:list-header>
          <text:p text:style-name="P4"/>
          <text:p text:style-name="P7"/>
        </text:list-header>
      </text:list>
      <text:p text:style-name="P1"/>
      <text:p text:style-name="P1"/>
      <text:list xml:id="list1888792556" text:continue-numbering="true" text:style-name="L1">
        <text:list-header>
          <text:p text:style-name="P4"/>
          <text:p text:style-name="P4"/>
        </text:list-header>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ito Jódar Álvarez</meta:initial-creator>
    <meta:creation-date>2020-03-09T18:04:41</meta:creation-date>
    <dc:date>2020-03-25T01:39:16</dc:date>
    <dc:creator>Benito Jódar Álvarez</dc:creator>
    <meta:editing-duration>PT15H53M12S</meta:editing-duration>
    <meta:editing-cycles>4</meta:editing-cycles>
    <meta:generator>OpenOffice/4.1.7$Unix OpenOffice.org_project/417m1$Build-9800</meta:generator>
    <meta:document-statistic meta:table-count="0" meta:image-count="0" meta:object-count="0" meta:page-count="12" meta:paragraph-count="366" meta:word-count="2095" meta:character-count="14683"/>
  </office:meta>
</office:document-meta>
</file>